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loext:graphic-properties draw:fill="none" draw:fill-color="#ffffff"/>
      <style:paragraph-properties fo:margin-left="0in" fo:margin-right="0in" fo:margin-top="0in" fo:margin-bottom="0in" loext:contextual-spacing="false" fo:text-indent="0in" style:auto-text-indent="false" fo:background-color="transparent" fo:padding="0in" fo:border="none"/>
    </style:style>
    <style:style style:name="P2" style:family="paragraph" style:parent-style-name="Heading_20_2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  <style:text-properties fo:font-variant="normal" fo:text-transform="none" fo:color="#000000" style:font-name="Roboto" fo:font-size="15.75pt" fo:letter-spacing="normal" fo:font-style="normal" fo:font-weight="bold" loext:padding="0in" loext:border="none"/>
    </style:style>
    <style:style style:name="P3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30303" style:font-name="Roboto" fo:font-size="10.5pt" fo:letter-spacing="normal" fo:font-style="normal" fo:font-weight="normal" officeooo:paragraph-rsid="000c2890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7a9d7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988b9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a849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c2890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fo:letter-spacing="normal" officeooo:paragraph-rsid="000c2890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style:font-name="Roboto" fo:font-size="10.5pt" fo:letter-spacing="normal" fo:font-style="normal" fo:font-weight="normal" officeooo:paragraph-rsid="000c2890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style:font-name="Roboto" fo:font-size="10.5pt" fo:letter-spacing="normal" fo:font-style="normal" fo:font-weight="normal" officeooo:paragraph-rsid="000c2890" fo:background-color="transparent" loext:padding="0in" loext:border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font-variant="normal" fo:text-transform="none" fo:color="#030303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030303" fo:letter-spacing="normal"/>
    </style:style>
    <style:style style:name="T3" style:family="text">
      <style:text-properties style:font-name="Roboto" fo:font-size="10.5pt" fo:font-style="normal" fo:font-weight="normal"/>
    </style:style>
    <style:style style:name="T4" style:family="text">
      <style:text-properties officeooo:rsid="000eff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🔥 </text:span><text:span text:style-name="T1">What is Kubernetes </text:span></text:p>
      <text:p text:style-name="P4"><text:span text:style-name="T1"><text:s/>► What problems does Kubernetes solve? ► What features do container orchestration tools offer? </text:span></text:p>
      <text:p text:style-name="P4"><text:span text:style-name="T1"><text:s/>Main K8s Components </text:span></text:p>
      <text:p text:style-name="P4"><text:span text:style-name="T1"><text:s/>► Node &amp; Pod </text:span></text:p>
      <text:p text:style-name="P4"><text:span text:style-name="T1">► Service &amp; Ingress </text:span></text:p>
      <text:p text:style-name="P4"><text:span text:style-name="T1">► ConfigMap &amp; Secret </text:span></text:p>
      <text:p text:style-name="P4"><text:span text:style-name="T1">► Volumes </text:span></text:p>
      <text:p text:style-name="P4"><text:span text:style-name="T1">► Deployment &amp; StatefulSet 🔥</text:span></text:p>
      <text:p text:style-name="P4"><text:span text:style-name="T1">K8s Architecture </text:span></text:p>
      <text:p text:style-name="P4"><text:span text:style-name="T1">► Worker Nodes </text:span></text:p>
      <text:p text:style-name="P4"><text:span text:style-name="T1">► Master Nodes </text:span></text:p>
      <text:p text:style-name="P4"><text:span text:style-name="T1">► Api Server</text:span></text:p>
      <text:p text:style-name="P4"><text:span text:style-name="T1"><text:s/>► Scheduler </text:span></text:p>
      <text:p text:style-name="P4"><text:span text:style-name="T1">► Controller Manager</text:span></text:p>
      <text:p text:style-name="P4"><text:span text:style-name="T1"><text:s/>► etcd - the cluster brain </text:span></text:p>
      <text:p text:style-name="P4"><text:span text:style-name="T1"><text:s/>Minikube and kubectl - Local Setup 🔥</text:span></text:p>
      <text:p text:style-name="P4"><text:span text:style-name="T1">► What is minikube? </text:span></text:p>
      <text:p text:style-name="P4"><text:span text:style-name="T1">► What is kubectl? </text:span></text:p>
      <text:p text:style-name="P4"><text:span text:style-name="T1">► install minikube and kubectl </text:span></text:p>
      <text:p text:style-name="P5"><text:span text:style-name="T1">► create and start a minikube cluster </text:span></text:p>
      <text:p text:style-name="P5"><text:span text:style-name="T1"/></text:p>
      <text:p text:style-name="P5"><text:span text:style-name="T1">https://artifacthub.io/</text:span></text:p>
      <text:p text:style-name="P6"><text:span text:style-name="T1"><text:line-break/>🔥 Main Kubectl Commands - K8s CLI 🔥 ► Get status of different components ► create a pod/deployment ► layers of abstraction ► change the pod/deployment ► debugging pods ► delete pod/deployment ► CRUD by applying configuration file <text:line-break/></text:span></text:p>
      <text:p text:style-name="P6"><text:span text:style-name="T1"/></text:p>
      <text:p text:style-name="P6"><text:span text:style-name="T1"/></text:p>
      <text:p text:style-name="P7"><text:span text:style-name="T1">🔥 K8s YAML Configuration File 🔥 ► 3 parts of a Kubernetes config file (metadata, specification, status) ► format of configuration file ► blueprint for pods (template) ► connecting services to deployments and pods (label &amp; selector &amp; port) ► demo <text:line-break/></text:span></text:p>
      <text:p text:style-name="P7"><text:span text:style-name="T1"/></text:p>
      <text:p text:style-name="P7"><text:span text:style-name="T1">🔥 Demo Project 🔥 ► Deploying MongoDB and Mongo Express ► MongoDB Pod ► Secret ► MongoDB Internal Service ► Deployment Service and Config Map ► Mongo Express External Service</text:span><text:line-break/></text:p>
      <text:p text:style-name="P7"/>
      <text:p text:style-name="P7"/>
      <text:p text:style-name="P8">🔥 <text:span text:style-name="T3">Organizing your components with K8s Namespaces 🔥 ► What is a Namespace? ► 4 Default Namespaces ► Create a Namespace ► Why to use Namespaces? 4 Use Cases ► Characteristics of Namespaces ► Create Components in Namespaces ► Change Active Namespace</text:span></text:p>
      <text:p text:style-name="P8"><text:span text:style-name="T3"/></text:p>
      <text:p text:style-name="P8"><text:span text:style-name="T3"/></text:p>
      <text:p text:style-name="P9">K8s Ingress explained 🔥 ► What is Ingress? External Service vs. Ingress ► Example YAML Config Files for External Service and Ingress ► Internal Service Configuration for Ingress ► How to configure Ingress in your cluster? ► What is Ingress Controller? ► Environment on which your cluster is running (Cloud provider or bare metal) ► Demo: Configure Ingress in Minikube ► Ingress Default Backend ► Routing Use Cases ► Configuring TLS Certificate</text:p>
      <text:p text:style-name="P9"><text:span text:style-name="T3"/></text:p>
      <text:p text:style-name="P9"><text:span text:style-name="T3"/></text:p>
      <text:p text:style-name="P9"><text:soft-page-break/><text:span text:style-name="T3"/></text:p>
      <text:p text:style-name="P9">Helm - Package Manager 🔥 ► Package Manager and Helm Charts ► Templating Engine ► Use Cases for Helm ► Helm Chart Structure ► Values injection into template files ► Release Management / Tiller (Helm Version 2!)</text:p>
      <text:p text:style-name="P9"><text:span text:style-name="T3"/></text:p>
      <text:p text:style-name="P9"><text:span text:style-name="T3"/></text:p>
      <text:p text:style-name="P9"><text:span text:style-name="T3"/></text:p>
      <text:p text:style-name="P9">🔥 Persisting Data in K8s with Volumes 🔥 ► The need for persistent storage &amp; storage requirements ► Persistent Volume (PV) ► Local vs Remote Volume Types ► Who creates the PV and when? ► Persistent Volume Claim (PVC) ► Levels of volume abstractions ► ConfigMap and Secret as volume types ► Storage Class (SC)</text:p>
      <text:p text:style-name="P9"><text:span text:style-name="T3"/></text:p>
      <text:p text:style-name="P9"><text:span text:style-name="T3"/></text:p>
      <text:p text:style-name="P10">🔥 Deploying Stateful Apps with StatefulSet 🔥 ► What is StatefulSet? Difference of stateless and stateful applications ► Deployment of stateful and stateless apps ► Deployment vs StatefulSet ► Pod Identity ► Scaling database applications: Master and Worker Pods ► Pod state, Pod Identifier ► 2 Pod endpoints 🔥 K8s Services 🔥 ► What is a Service in K8s and when we need it? ► ClusterIP Services ► Service Communication ► Multi-Port Services ► Headless Services ► NodePort Services ► LoadBalancer Services</text:p>
      <text:p text:style-name="P9"><text:span text:style-name="T3"/></text:p>
      <text:p text:style-name="P9"><text:span text:style-name="T3"/></text:p>
      <text:p text:style-name="P9"><text:span text:style-name="T3"/></text:p>
      <text:h text:style-name="P3" text:outline-level="3"><text:span text:style-name="T4">I</text:span>nstall hyperhit and minikube</text:h>
      <text:p text:style-name="Text_20_body"><text:span text:style-name="Source_20_Text">brew update</text:span></text:p>
      <text:p text:style-name="Text_20_body"><text:span text:style-name="Source_20_Text">brew install hyperkit</text:span></text:p>
      <text:p text:style-name="Text_20_body"><text:span text:style-name="Source_20_Text">brew install minikube</text:span></text:p>
      <text:p text:style-name="Text_20_body"><text:span text:style-name="Source_20_Text">kubectl</text:span></text:p>
      <text:p text:style-name="Text_20_body"><text:span text:style-name="Source_20_Text">minikube</text:span></text:p>
      <text:h text:style-name="Heading_20_3" text:outline-level="3"><text:bookmark text:name="user-content-create-minikube-cluster"/>create minikube cluster</text:h>
      <text:p text:style-name="Text_20_body"><text:span text:style-name="Source_20_Text">minikube start --vm-driver=hyperkit</text:span></text:p>
      <text:p text:style-name="Text_20_body"><text:span text:style-name="Source_20_Text">kubectl get nodes</text:span></text:p>
      <text:p text:style-name="Text_20_body"><text:span text:style-name="Source_20_Text">minikube status</text:span></text:p>
      <text:p text:style-name="Text_20_body"><text:span text:style-name="Source_20_Text">kubectl version</text:span></text:p>
      <text:h text:style-name="Heading_20_3" text:outline-level="3"><text:bookmark text:name="user-content-delete-cluster-and-restart-in-debug-mode"/>delete cluster and restart in debug mode</text:h>
      <text:p text:style-name="Text_20_body"><text:span text:style-name="Source_20_Text">minikube delete</text:span></text:p>
      <text:p text:style-name="Text_20_body"><text:span text:style-name="Source_20_Text">minikube start --vm-driver=hyperkit --v=7 --alsologtostderr</text:span></text:p>
      <text:p text:style-name="Text_20_body"><text:span text:style-name="Source_20_Text">minikube status</text:span></text:p>
      <text:h text:style-name="Heading_20_3" text:outline-level="3"><text:bookmark text:name="user-content-kubectl-commands"/>kubectl commands</text:h>
      <text:p text:style-name="Text_20_body"><text:span text:style-name="Source_20_Text">kubectl get nodes</text:span></text:p>
      <text:p text:style-name="Text_20_body"><text:soft-page-break/><text:span text:style-name="Source_20_Text">kubectl get pod</text:span></text:p>
      <text:p text:style-name="Text_20_body"><text:span text:style-name="Source_20_Text">kubectl get services</text:span></text:p>
      <text:p text:style-name="Text_20_body"><text:span text:style-name="Source_20_Text">kubectl create deployment nginx-depl --image=nginx</text:span></text:p>
      <text:p text:style-name="Text_20_body"><text:span text:style-name="Source_20_Text">kubectl get deployment</text:span></text:p>
      <text:p text:style-name="Text_20_body"><text:span text:style-name="Source_20_Text">kubectl get replicaset</text:span></text:p>
      <text:p text:style-name="Text_20_body"><text:span text:style-name="Source_20_Text">kubectl edit deployment nginx-depl</text:span></text:p>
      <text:h text:style-name="Heading_20_3" text:outline-level="3"><text:bookmark text:name="user-content-debugging"/>debugging</text:h>
      <text:p text:style-name="Text_20_body"><text:span text:style-name="Source_20_Text">kubectl logs {pod-name}</text:span></text:p>
      <text:p text:style-name="Text_20_body"><text:span text:style-name="Source_20_Text">kubectl exec -it {pod-name} -- bin/bash</text:span></text:p>
      <text:h text:style-name="Heading_20_3" text:outline-level="3"><text:bookmark text:name="user-content-create-mongo-deployment"/>create mongo deployment</text:h>
      <text:p text:style-name="Text_20_body"><text:span text:style-name="Source_20_Text">kubectl create deployment mongo-depl --image=mongo</text:span></text:p>
      <text:p text:style-name="Text_20_body"><text:span text:style-name="Source_20_Text">kubectl logs mongo-depl-{pod-name}</text:span></text:p>
      <text:p text:style-name="Text_20_body"><text:span text:style-name="Source_20_Text">kubectl describe pod mongo-depl-{pod-name}</text:span></text:p>
      <text:h text:style-name="Heading_20_3" text:outline-level="3"><text:bookmark text:name="user-content-delete-deplyoment"/>delete deplyoment</text:h>
      <text:p text:style-name="Text_20_body"><text:span text:style-name="Source_20_Text">kubectl delete deployment mongo-depl</text:span></text:p>
      <text:p text:style-name="Text_20_body"><text:span text:style-name="Source_20_Text">kubectl delete deployment nginx-depl</text:span></text:p>
      <text:h text:style-name="Heading_20_3" text:outline-level="3"><text:bookmark text:name="user-content-create-or-edit-config-file"/>create or edit config file</text:h>
      <text:p text:style-name="Text_20_body"><text:span text:style-name="Source_20_Text">vim nginx-deployment.yaml</text:span></text:p>
      <text:p text:style-name="Text_20_body"><text:span text:style-name="Source_20_Text">kubectl apply -f nginx-deployment.yaml</text:span></text:p>
      <text:p text:style-name="Text_20_body"><text:span text:style-name="Source_20_Text">kubectl get pod</text:span></text:p>
      <text:p text:style-name="Text_20_body"><text:span text:style-name="Source_20_Text">kubectl get deployment</text:span></text:p>
      <text:h text:style-name="Heading_20_3" text:outline-level="3"><text:bookmark text:name="user-content-delete-with-config"/>delete with config</text:h>
      <text:p text:style-name="Text_20_body"><text:span text:style-name="Source_20_Text">kubectl delete -f nginx-deployment.yaml</text:span></text:p>
      <text:p text:style-name="Text_20_body">#Metrics</text:p>
      <text:p text:style-name="Text_20_body"><text:span text:style-name="Source_20_Text">kubectl top</text:span> The kubectl top command returns current CPU and memory usage for a cluster’s pods or nodes, or for a particular pod or node if specified.</text:p>
      <text:p text:style-name="Text_20_body"/>
      <text:p text:style-name="Text_20_body"/>
      <text:p text:style-name="P9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6:41:39.031995763</meta:creation-date>
    <dc:date>2022-06-26T17:14:33.427464564</dc:date>
    <meta:editing-duration>PT22M4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71" meta:word-count="649" meta:character-count="4055" meta:non-whitespace-character-count="3455"/>
  </office:meta>
</office:document-meta>
</file>